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TakaoPGothic" style:font-name-complex="TakaoPGothi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string" calcext:value-type="string">
            <text:p>0402inch 22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jp/product-detail/ja/avx-corporation/04025A220JAT2A/478-1074-1-ND/564106</text:p>
          </table:table-cell>
        </table:table-row>
        <table:table-row table:style-name="ro1">
          <table:table-cell office:value-type="string" calcext:value-type="string">
            <text:p>C3,C5,C7</text:p>
          </table:table-cell>
          <table:table-cell office:value-type="string" calcext:value-type="string">
            <text:p>0402inch 100n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digikey.jp/product-detail/ja/murata-electronics-north-america/GRM155R71C104KA88J/490-6328-2-ND/2610892</text:p>
          </table:table-cell>
        </table:table-row>
        <table:table-row table:style-name="ro1">
          <table:table-cell office:value-type="string" calcext:value-type="string">
            <text:p>C4,C6,C10</text:p>
          </table:table-cell>
          <table:table-cell office:value-type="string" calcext:value-type="string">
            <text:p>0402inch 1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digikey.jp/product-detail/ja/taiyo-yuden/LMK105BJ105KV-F/587-1454-1-ND/1004085</text:p>
          </table:table-cell>
        </table:table-row>
        <table:table-row table:style-name="ro1">
          <table:table-cell office:value-type="string" calcext:value-type="string">
            <text:p>C8,C9</text:p>
          </table:table-cell>
          <table:table-cell office:value-type="string" calcext:value-type="string">
            <text:p>0805inch 10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jp/product-detail/ja/murata-electronics-north-america/GRM21BC81C106KE15L/490-10498-1-ND/5026423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402inch 10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jp/product-detail/ja/murata-electronics-north-america/GRM155R71E103KA01D/490-1312-1-ND/587934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0402inch 2.2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jp/product-detail/ja/murata-electronics-north-america/GRM155R61A225KE95D/490-10451-1-ND/5026361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MA 50V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jp/product-detail/ja/diodes-incorporated/S1A-13-F/S1A-FDICT-ND/750031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0603inch gre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Z1,DZ2</text:p>
          </table:table-cell>
          <table:table-cell office:value-type="string" calcext:value-type="string">
            <text:p>0603inch 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jp/product-detail/ja/bourns-inc/CG0603MLC-05E/CG0603MLC-05ECT-ND/3438061</text:p>
          </table:table-cell>
        </table:table-row>
        <table:table-row table:style-name="ro1">
          <table:table-cell office:value-type="string" calcext:value-type="string">
            <text:p>FB1</text:p>
          </table:table-cell>
          <table:table-cell office:value-type="string" calcext:value-type="string">
            <text:p>0805inch 3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jp/product-detail/ja/bourns-inc/MH2029-300Y/MH2029-300YCT-ND/3741761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USB micr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jp/product-detail/ja/amphenol-icc-fci/10103594-0001LF/609-4050-1-ND/2350357</text:p>
          </table:table-cell>
        </table:table-row>
        <table:table-row table:style-name="ro1">
          <table:table-cell office:value-type="string" calcext:value-type="string">
            <text:p>J2,J3</text:p>
          </table:table-cell>
          <table:table-cell office:value-type="string" calcext:value-type="string">
            <text:p><text:span text:style-name="T1">2.54mm </text:span>1x17 PinSocke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Groove 2mm 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jp/product-detail/ja/seeed-technology-co-ltd/110990030/1597-1082-ND/5482560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SuperSOT-3 p-ch mosf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jp/product-detail/ja/on-semiconductor/FDN340P/FDN340PCT-ND/965604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SOT-363 2p-ch mosf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jp/product-detail/ja/on-semiconductor/NTJD4152PT1G/NTJD4152PT1GOSCT-ND/687124</text:p>
          </table:table-cell>
        </table:table-row>
        <table:table-row table:style-name="ro1">
          <table:table-cell office:value-type="string" calcext:value-type="string">
            <text:p>R1,R4,R5,R6,R8,R9,R10</text:p>
          </table:table-cell>
          <table:table-cell office:value-type="string" calcext:value-type="string">
            <text:p>0603inch 10k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2,R3</text:p>
          </table:table-cell>
          <table:table-cell office:value-type="string" calcext:value-type="string">
            <text:p>0603inch 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jp/product-detail/ja/rohm-semiconductor/ESR03EZPJ220/RHM22DCT-ND/1983787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0603inch 1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PCM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jp/product-detail/ja/c-k/PCM12SMTR/401-2016-1-ND/1640125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mega32u4-m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jp/product-detail/ja/microchip-technology/ATMEGA32U4-MUR/ATMEGA32U4-MURCT-ND/3440961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MV3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jp/product-detail/ja/texas-instruments/LMV358IDGKR/296-13455-1-ND/486370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NCP1117-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jp/product-detail/ja/on-semiconductor/NCP1117ST50T3G/NCP1117ST50T3GOSCT-ND/1967217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P2985-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jp/product-detail/ja/texas-instruments/LP2985-33DBVR/296-18476-2-ND/809759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jp/product-detail/ja/epson/TSX-3225-16.0000MF09Z-AC0/SER4069CT-ND/541393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C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9:26:52.329154387</meta:creation-date>
    <dc:date>2019-02-14T01:29:39.898610108</dc:date>
    <meta:editing-duration>PT3H29M22S</meta:editing-duration>
    <meta:editing-cycles>7</meta:editing-cycles>
    <meta:generator>LibreOffice/6.0.7.3$Linux_X86_64 LibreOffice_project/00m0$Build-3</meta:generator>
    <meta:document-statistic meta:table-count="1" meta:cell-count="98" meta:object-count="0"/>
  </office:meta>
</office:document-meta>
</file>